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B3000009B1A11D2A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a6a6" draw:opacity="90%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protect="position size" loext:decorative="false"/>
    </style:style>
    <style:style style:name="gr2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5cm" fo:min-width="4.75cm" fo:padding-top="0.014cm" fo:padding-bottom="0.014cm" fo:padding-left="0.014cm" fo:padding-right="0.014cm" loext:decorative="false"/>
    </style:style>
    <style:style style:name="gr3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3.722cm" fo:padding-top="0.014cm" fo:padding-bottom="0.014cm" fo:padding-left="0.014cm" fo:padding-right="0.014cm" loext:decorative="false"/>
    </style:style>
    <style:style style:name="gr4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2.722cm" fo:padding-top="0.014cm" fo:padding-bottom="0.014cm" fo:padding-left="0.014cm" fo:padding-right="0.014cm" loext:decorative="false"/>
    </style:style>
    <style:style style:name="gr5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5.469cm" fo:padding-top="0.014cm" fo:padding-bottom="0.014cm" fo:padding-left="0.014cm" fo:padding-right="0.014cm" loext:decorative="false"/>
    </style:style>
    <style:style style:name="gr6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2.721cm" fo:padding-top="0.014cm" fo:padding-bottom="0.014cm" fo:padding-left="0.014cm" fo:padding-right="0.014cm" loext:decorative="false"/>
    </style:style>
    <style:style style:name="gr7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5.92cm" fo:padding-top="0.014cm" fo:padding-bottom="0.014cm" fo:padding-left="0.014cm" fo:padding-right="0.014cm" loext:decorative="false"/>
    </style:style>
    <style:style style:name="gr8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4.42cm" fo:padding-top="0.014cm" fo:padding-bottom="0.014cm" fo:padding-left="0.014cm" fo:padding-right="0.014cm" loext:decorative="false"/>
    </style:style>
    <style:style style:name="gr9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4.145cm" fo:padding-top="0.014cm" fo:padding-bottom="0.014cm" fo:padding-left="0.014cm" fo:padding-right="0.014cm" loext:decorative="false"/>
    </style:style>
    <style:style style:name="gr10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3.247cm" fo:padding-top="0.014cm" fo:padding-bottom="0.014cm" fo:padding-left="0.014cm" fo:padding-right="0.014cm" loext:decorative="false"/>
    </style:style>
    <style:style style:name="gr11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6.62cm" fo:padding-top="0.014cm" fo:padding-bottom="0.014cm" fo:padding-left="0.014cm" fo:padding-right="0.014cm" loext:decorative="false"/>
    </style:style>
    <style:style style:name="gr12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2.721cm" fo:padding-top="0.014cm" fo:padding-bottom="0.014cm" fo:padding-left="0.014cm" fo:padding-right="0.014cm" loext:decorative="false"/>
      <style:paragraph-properties style:writing-mode="lr-tb"/>
    </style:style>
    <style:style style:name="gr13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3.611cm" fo:padding-top="0.014cm" fo:padding-bottom="0.014cm" fo:padding-left="0.014cm" fo:padding-right="0.014cm" loext:decorative="false"/>
      <style:paragraph-properties style:writing-mode="lr-tb"/>
    </style:style>
    <style:style style:name="gr14" style:family="graphic" style:parent-style-name="standard">
      <style:graphic-properties draw:stroke="solid" svg:stroke-width="0.028cm" svg:stroke-color="#f10d0c" draw:marker-start-width="0.242cm" draw:marker-end-width="0.242cm" draw:fill="solid" draw:fill-color="#ffa6a6" loext:fill-use-slide-background="false" draw:opacity="30%" draw:textarea-horizontal-align="justify" draw:textarea-vertical-align="middle" draw:auto-grow-height="false" fo:min-height="0.472cm" fo:min-width="2.791cm" fo:padding-top="0.014cm" fo:padding-bottom="0.014cm" fo:padding-left="0.014cm" fo:padding-right="0.01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9.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3.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3.4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.35cm" loext:decorative="false"/>
      <style:paragraph-properties style:writing-mode="lr-tb"/>
    </style:style>
    <style:style style:name="P1" style:family="paragraph">
      <loext:graphic-properties draw:fill="solid" draw:fill-color="#ffa6a6" draw:opacity="90%"/>
    </style:style>
    <style:style style:name="P2" style:family="paragraph">
      <loext:graphic-properties draw:fill="solid" draw:fill-color="#ffa6a6" draw:opacity="30%"/>
      <style:paragraph-properties fo:text-align="center"/>
    </style:style>
    <style:style style:name="P3" style:family="paragraph">
      <style:paragraph-properties fo:margin-top="1.1cm" fo:margin-bottom="0.7cm" fo:line-height="1.1cm"/>
      <style:text-properties fo:color="#3465a4" loext:opacity="100%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margin-top="1.1cm" fo:margin-bottom="0.7cm" fo:line-height="1.1cm"/>
      <style:text-properties fo:color="#3465a4" loext:opacity="100%" fo:font-weight="bold" style:font-weight-asian="bold" style:font-weight-complex="bold"/>
    </style:style>
    <style:style style:name="T1" style:family="text">
      <style:text-properties fo:color="#3465a4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9.692cm" svg:height="21.005cm" svg:x="0cm" svg:y="0.02cm">
          <draw:image xlink:href="Pictures/1000000000000DB3000009B1A11D2A14.jpg" xlink:type="simple" xlink:show="embed" xlink:actuate="onLoad" draw:mime-type="image/jpeg">
            <text:p/>
          </draw:image>
        </draw:frame>
        <draw:custom-shape draw:style-name="gr2" draw:text-style-name="P2" draw:layer="layout" svg:width="4.7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75cm" svg:height="0.5cm" svg:x="8.5cm" svg:y="1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75cm" svg:height="0.5cm" svg:x="10cm" svg:y="10.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497cm" svg:height="0.5cm" draw:transform="rotate (-1.57987203890527) translate (12.8cm 11.75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49cm" svg:height="0.5cm" draw:transform="rotate (-1.57987203890527) translate (13.775cm 13.7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48cm" svg:height="0.5cm" draw:transform="rotate (-1.57987203890527) translate (10.155cm 6.25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48cm" svg:height="0.5cm" draw:transform="rotate (-1.57987203890527) translate (11.15cm 6.35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173cm" svg:height="0.5cm" draw:transform="rotate (-1.57987203890527) translate (12.269cm 7.50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275cm" svg:height="0.5cm" draw:transform="rotate (-1.57987203890527) translate (12.75cm 5.327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648cm" svg:height="0.5cm" draw:transform="rotate (-1.57987203890527) translate (13.85cm 5.35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49cm" svg:height="0.5cm" draw:transform="rotate (-0.80389865346859) translate (9.343cm 12.82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749cm" svg:height="0.5cm" draw:transform="rotate (-0.80389865346859) translate (8.86cm 14.42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639cm" svg:height="0.5cm" draw:transform="rotate (-2.33193441358963) translate (13.372cm 13.616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819cm" svg:height="0.5cm" draw:transform="rotate (-2.33193441358963) translate (12.353cm 6.003cm)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1cm" svg:height="9.901cm" svg:x="18cm" svg:y="3.065cm">
          <draw:text-box>
            <text:p text:style-name="P3"><text:span text:style-name="T1">M</text:span><text:span text:style-name="T1"><text:line-break/></text:span><text:span text:style-name="T1">A</text:span><text:span text:style-name="T1"><text:line-break/></text:span><text:span text:style-name="T1">C</text:span><text:span text:style-name="T1"><text:line-break/></text:span><text:span text:style-name="T1">I</text:span><text:span text:style-name="T1"><text:line-break/></text:span><text:span text:style-name="T1">N</text:span><text:span text:style-name="T1"><text:line-break/></text:span><text:span text:style-name="T1">T</text:span><text:span text:style-name="T1"><text:line-break/></text:span><text:span text:style-name="T1">O</text:span><text:span text:style-name="T1"><text:line-break/></text:span><text:span text:style-name="T1">S</text:span><text:span text:style-name="T1"><text:line-break/></text:span><text:span text:style-name="T1">H</text:span></text:p>
          </draw:text-box>
        </draw:frame>
        <draw:frame draw:style-name="gr15" draw:text-style-name="P4" draw:layer="layout" svg:width="1cm" svg:height="9.5cm" svg:x="20.35cm" svg:y="3.099cm">
          <draw:text-box>
            <text:p text:style-name="P3"><text:span text:style-name="T1">M</text:span><text:span text:style-name="T1"><text:line-break/></text:span><text:span text:style-name="T1">E</text:span><text:span text:style-name="T1"><text:line-break/></text:span><text:span text:style-name="T1">T</text:span><text:span text:style-name="T1"><text:line-break/></text:span><text:span text:style-name="T1">E</text:span><text:span text:style-name="T1"><text:line-break/></text:span><text:span text:style-name="T1">O</text:span><text:span text:style-name="T1"><text:line-break/></text:span><text:span text:style-name="T1">R</text:span></text:p>
          </draw:text-box>
        </draw:frame>
        <draw:frame draw:style-name="gr16" draw:text-style-name="P4" draw:layer="layout" svg:width="1cm" svg:height="3.4cm" svg:x="23.95cm" svg:y="3.1cm">
          <draw:text-box>
            <text:p text:style-name="P3"><text:span text:style-name="T1">H</text:span><text:span text:style-name="T1"><text:line-break/></text:span><text:span text:style-name="T1">I</text:span><text:span text:style-name="T1"><text:line-break/></text:span><text:span text:style-name="T1">S</text:span></text:p>
          </draw:text-box>
        </draw:frame>
        <draw:frame draw:style-name="gr17" draw:text-style-name="P4" draw:layer="layout" svg:width="1cm" svg:height="5.75cm" svg:x="25cm" svg:y="4.25cm">
          <draw:text-box>
            <text:p text:style-name="P3"><text:span text:style-name="T1">T</text:span><text:span text:style-name="T1"><text:line-break/></text:span><text:span text:style-name="T1">O</text:span><text:span text:style-name="T1"><text:line-break/></text:span><text:span text:style-name="T1">O</text:span><text:span text:style-name="T1"><text:line-break/></text:span><text:span text:style-name="T1">T</text:span><text:span text:style-name="T1"><text:line-break/></text:span><text:span text:style-name="T1">H</text:span></text:p>
          </draw:text-box>
        </draw:frame>
        <draw:frame draw:style-name="gr18" draw:text-style-name="P4" draw:layer="layout" svg:width="1cm" svg:height="3.5cm" svg:x="26.25cm" svg:y="4.25cm">
          <draw:text-box>
            <text:p text:style-name="P3"><text:span text:style-name="T1">E</text:span><text:span text:style-name="T1"><text:line-break/></text:span><text:span text:style-name="T1">N</text:span><text:span text:style-name="T1"><text:line-break/></text:span><text:span text:style-name="T1">D</text:span></text:p>
          </draw:text-box>
        </draw:frame>
        <draw:frame draw:style-name="gr19" draw:text-style-name="P4" draw:layer="layout" svg:width="1cm" svg:height="4.75cm" svg:x="21.5cm" svg:y="7.5cm">
          <draw:text-box>
            <text:p text:style-name="P3"><text:span text:style-name="T1">R</text:span><text:span text:style-name="T1"><text:line-break/></text:span><text:span text:style-name="T1">O</text:span><text:span text:style-name="T1"><text:line-break/></text:span><text:span text:style-name="T1">P</text:span><text:span text:style-name="T1"><text:line-break/></text:span><text:span text:style-name="T1">E</text:span></text:p>
          </draw:text-box>
        </draw:frame>
        <draw:frame draw:style-name="gr20" draw:text-style-name="P4" draw:layer="layout" svg:width="1cm" svg:height="3.45cm" svg:x="22.75cm" svg:y="10.8cm">
          <draw:text-box>
            <text:p text:style-name="P3"><text:span text:style-name="T1">F</text:span><text:span text:style-name="T1"><text:line-break/></text:span><text:span text:style-name="T1">E</text:span><text:span text:style-name="T1"><text:line-break/></text:span><text:span text:style-name="T1">E</text:span></text:p>
          </draw:text-box>
        </draw:frame>
        <draw:frame draw:style-name="gr20" draw:text-style-name="P4" draw:layer="layout" svg:width="1cm" svg:height="6.601cm" svg:x="21.5cm" svg:y="13.05cm">
          <draw:text-box>
            <text:p text:style-name="P3"><text:span text:style-name="T1">P</text:span><text:span text:style-name="T1"><text:line-break/></text:span><text:span text:style-name="T1">L</text:span><text:span text:style-name="T1"><text:line-break/></text:span><text:span text:style-name="T1">A</text:span><text:span text:style-name="T1"><text:line-break/></text:span><text:span text:style-name="T1">N</text:span><text:span text:style-name="T1"><text:line-break/></text:span><text:span text:style-name="T1">E</text:span><text:span text:style-name="T1"><text:line-break/></text:span><text:span text:style-name="T1">T</text:span></text:p>
          </draw:text-box>
        </draw:frame>
        <draw:frame draw:style-name="gr20" draw:text-style-name="P4" draw:layer="layout" svg:width="1cm" svg:height="3.45cm" svg:x="22.65cm" svg:y="15.249cm">
          <draw:text-box>
            <text:p text:style-name="P3"><text:span text:style-name="T1">W</text:span></text:p>
            <text:p text:style-name="P3"><text:span text:style-name="T1">S</text:span></text:p>
          </draw:text-box>
        </draw:frame>
        <draw:frame draw:style-name="gr17" draw:text-style-name="P4" draw:layer="layout" svg:width="1cm" svg:height="8.801cm" svg:x="25cm" svg:y="10.9cm">
          <draw:text-box>
            <text:p text:style-name="P3"><text:span text:style-name="T1">A</text:span><text:span text:style-name="T1"><text:line-break/></text:span><text:span text:style-name="T1">S</text:span><text:span text:style-name="T1"><text:line-break/></text:span><text:span text:style-name="T1">T</text:span><text:span text:style-name="T1"><text:line-break/></text:span><text:span text:style-name="T1">E</text:span><text:span text:style-name="T1"><text:line-break/></text:span><text:span text:style-name="T1">R</text:span><text:span text:style-name="T1"><text:line-break/></text:span><text:span text:style-name="T1">O</text:span><text:span text:style-name="T1"><text:line-break/></text:span><text:span text:style-name="T1">I</text:span><text:span text:style-name="T1"><text:line-break/></text:span><text:span text:style-name="T1">D</text:span></text:p>
          </draw:text-box>
        </draw:frame>
        <draw:frame draw:style-name="gr17" draw:text-style-name="P4" draw:layer="layout" svg:width="1cm" svg:height="7.701cm" svg:x="26.2cm" svg:y="8.699cm">
          <draw:text-box>
            <text:p text:style-name="P3"><text:span text:style-name="T1">A</text:span><text:span text:style-name="T1">L</text:span><text:span text:style-name="T1">T</text:span><text:span text:style-name="T1"><text:line-break/></text:span><text:span text:style-name="T1">E</text:span><text:span text:style-name="T1"><text:line-break/></text:span><text:span text:style-name="T1">R</text:span><text:span text:style-name="T1"><text:line-break/></text:span><text:span text:style-name="T1">E</text:span><text:span text:style-name="T1"><text:line-break/></text:span><text:span text:style-name="T1">D</text:span></text:p>
          </draw:text-box>
        </draw:frame>
        <draw:frame draw:style-name="gr21" draw:text-style-name="P4" draw:layer="layout" svg:width="1cm" svg:height="3.7cm" svg:x="23.9cm" svg:y="9.8cm">
          <draw:text-box>
            <text:p text:style-name="P3"><text:span text:style-name="T1">S</text:span><text:span text:style-name="T1"><text:line-break/></text:span><text:span text:style-name="T1">E</text:span><text:span text:style-name="T1"><text:line-break/></text:span><text:span text:style-name="T1">A</text:span></text:p>
          </draw:text-box>
        </draw:frame>
        <draw:frame draw:style-name="gr22" draw:text-style-name="P4" draw:layer="layout" svg:width="1cm" svg:height="3.85cm" svg:x="22.75cm" svg:y="6.4cm">
          <draw:text-box>
            <text:p text:style-name="P3"><text:span text:style-name="T1">E</text:span><text:span text:style-name="T1"><text:line-break/></text:span><text:span text:style-name="T1">B</text:span><text:span text:style-name="T1"><text:line-break/></text:span><text:span text:style-name="T1">B</text:span></text:p>
          </draw:text-box>
        </draw:frame>
        <draw:frame draw:style-name="gr20" draw:text-style-name="P4" draw:layer="layout" svg:width="1cm" svg:height="3.45cm" svg:x="20.45cm" svg:y="16.3cm">
          <draw:text-box>
            <text:p text:style-name="P3"><text:span text:style-name="T1">I</text:span><text:span text:style-name="T1"><text:line-break/></text:span><text:span text:style-name="T1">C</text:span><text:span text:style-name="T1"><text:line-break/></text:span><text:span text:style-name="T1">E</text:span></text:p>
          </draw:text-box>
        </draw:frame>
        <draw:frame draw:style-name="gr20" draw:text-style-name="P4" draw:layer="layout" svg:width="1cm" svg:height="4.401cm" svg:x="19.298cm" svg:y="15.253cm">
          <draw:text-box>
            <text:p text:style-name="P3"><text:span text:style-name="T1">N</text:span><text:span text:style-name="T1"><text:line-break/></text:span><text:span text:style-name="T1">E</text:span><text:span text:style-name="T1"><text:line-break/></text:span><text:span text:style-name="T1">A</text:span><text:span text:style-name="T1"><text:line-break/></text:span><text:span text:style-name="T1">R</text:span></text:p>
          </draw:text-box>
        </draw:frame>
        <draw:frame draw:style-name="gr20" draw:text-style-name="P4" draw:layer="layout" svg:width="1cm" svg:height="4.401cm" svg:x="18cm" svg:y="14.25cm">
          <draw:text-box>
            <text:p text:style-name="P3"><text:span text:style-name="T1">C</text:span><text:span text:style-name="T1"><text:line-break/></text:span><text:span text:style-name="T1">O</text:span><text:span text:style-name="T1"><text:line-break/></text:span><text:span text:style-name="T1">R</text:span><text:span text:style-name="T1"><text:line-break/></text:span><text:span text:style-name="T1">P</text:span></text:p>
          </draw:text-box>
        </draw:frame>
        <draw:frame draw:style-name="gr23" draw:text-style-name="P4" draw:layer="layout" svg:width="1cm" svg:height="2.25cm" svg:x="17cm" svg:y="17.5cm">
          <draw:text-box>
            <text:p text:style-name="P3"><text:span text:style-name="T1">S</text:span><text:span text:style-name="T1"><text:line-break/></text:span><text:span text:style-name="T1">L</text:span></text:p>
          </draw:text-box>
        </draw:frame>
        <draw:frame draw:style-name="gr23" draw:text-style-name="P4" draw:layer="layout" svg:width="1cm" svg:height="4.401cm" svg:x="20.5cm" svg:y="10.75cm">
          <draw:text-box>
            <text:p text:style-name="P3"><text:span text:style-name="T1">D</text:span><text:span text:style-name="T1">E</text:span><text:span text:style-name="T1">A</text:span><text:span text:style-name="T1">L</text:span></text:p>
          </draw:text-box>
        </draw:frame>
        <draw:frame draw:style-name="gr24" draw:text-style-name="P4" draw:layer="layout" svg:width="1cm" svg:height="3.35cm" svg:x="19.2cm" svg:y="4.15cm">
          <draw:text-box>
            <text:p text:style-name="P3"><text:span text:style-name="T1">T</text:span><text:span text:style-name="T1"><text:line-break/></text:span><text:span text:style-name="T1">A</text:span><text:span text:style-name="T1"><text:line-break/></text:span><text:span text:style-name="T1">N</text:span></text:p>
          </draw:text-box>
        </draw:frame>
        <draw:frame draw:style-name="gr24" draw:text-style-name="P4" draw:layer="layout" svg:width="1cm" svg:height="12.101cm" svg:x="17cm" svg:y="4.15cm">
          <draw:text-box>
            <text:p text:style-name="P3"><text:span text:style-name="T1">S</text:span><text:span text:style-name="T1"><text:line-break/></text:span><text:span text:style-name="T1">O</text:span><text:span text:style-name="T1"><text:line-break/></text:span><text:span text:style-name="T1">L</text:span><text:span text:style-name="T1"><text:line-break/></text:span><text:span text:style-name="T1">A</text:span><text:span text:style-name="T1"><text:line-break/></text:span><text:span text:style-name="T1">R</text:span><text:span text:style-name="T1"><text:line-break/></text:span><text:span text:style-name="T1">S</text:span><text:span text:style-name="T1"><text:line-break/></text:span><text:span text:style-name="T1">Y</text:span><text:span text:style-name="T1">S</text:span><text:span text:style-name="T1">T</text:span><text:span text:style-name="T1">E</text:span><text:span text:style-name="T1">M</text:span></text:p>
          </draw:text-box>
        </draw:frame>
        <draw:frame draw:style-name="gr23" draw:text-style-name="P4" draw:layer="layout" svg:width="1cm" svg:height="2.25cm" svg:x="26cm" svg:y="17.5cm">
          <draw:text-box>
            <text:p text:style-name="P3"><text:span text:style-name="T1">P</text:span><text:span text:style-name="T1"><text:line-break/></text:span><text:span text:style-name="T1">U</text:span></text:p>
          </draw:text-box>
        </draw:frame>
        <draw:frame draw:style-name="gr20" draw:text-style-name="P4" draw:layer="layout" svg:width="1cm" svg:height="5.501cm" svg:x="23.75cm" svg:y="14.25cm">
          <draw:text-box>
            <text:p text:style-name="P3"><text:span text:style-name="T1">B</text:span><text:span text:style-name="T1"><text:line-break/></text:span><text:span text:style-name="T1">A</text:span><text:span text:style-name="T1"><text:line-break/></text:span><text:span text:style-name="T1">T</text:span><text:span text:style-name="T1"><text:line-break/></text:span><text:span text:style-name="T1">H</text:span><text:span text:style-name="T1"><text:line-break/></text:span><text:span text:style-name="T1">E</text:span></text:p>
          </draw:text-box>
        </draw:frame>
        <draw:frame draw:style-name="gr23" draw:text-style-name="P4" draw:layer="layout" svg:width="1cm" svg:height="2.25cm" svg:x="19.25cm" svg:y="11.85cm">
          <draw:text-box>
            <text:p text:style-name="P3"><text:span text:style-name="T1">U</text:span><text:span text:style-name="T1"><text:line-break/></text:span><text:span text:style-name="T1">R</text:span></text:p>
          </draw:text-box>
        </draw:frame>
        <draw:frame draw:style-name="gr23" draw:text-style-name="P4" draw:layer="layout" svg:width="1cm" svg:height="2.25cm" svg:x="15.869cm" svg:y="14.161cm">
          <draw:text-box>
            <text:p text:style-name="P3"><text:span text:style-name="T1">L</text:span></text:p>
          </draw:text-box>
        </draw:frame>
        <draw:frame draw:style-name="gr18" draw:text-style-name="P4" draw:layer="layout" svg:width="1cm" svg:height="3.5cm" svg:x="23.75cm" svg:y="7.5cm">
          <draw:text-box>
            <text:p text:style-name="P3"><text:span text:style-name="T1">I</text:span></text:p>
          </draw:text-box>
        </draw:frame>
        <draw:frame draw:style-name="gr18" draw:text-style-name="P4" draw:layer="layout" svg:width="1cm" svg:height="3.5cm" svg:x="21.5cm" svg:y="4.25cm">
          <draw:text-box>
            <text:p text:style-name="P3"><text:span text:style-name="T1">LE</text:span></text:p>
          </draw:text-box>
        </draw:frame>
        <draw:frame draw:style-name="gr18" draw:text-style-name="P4" draw:layer="layout" svg:width="1cm" svg:height="5.101cm" svg:x="15.75cm" svg:y="5.25cm">
          <draw:text-box>
            <text:p text:style-name="P3"><text:span text:style-name="T1">L</text:span></text:p>
            <text:p text:style-name="P3"><text:span text:style-name="T1">I</text:span></text:p>
            <text:p text:style-name="P3"><text:span text:style-name="T1"/></text:p>
          </draw:text-box>
        </draw:frame>
        <draw:frame draw:style-name="gr18" draw:text-style-name="P4" draw:layer="layout" svg:width="1cm" svg:height="3.5cm" svg:x="22.75cm" svg:y="4.25cm">
          <draw:text-box>
            <text:p text:style-name="P3"><text:span text:style-name="T1">L</text:span></text:p>
          </draw:text-box>
        </draw:frame>
        <draw:frame draw:style-name="gr18" draw:text-style-name="P4" draw:layer="layout" svg:width="0.75cm" svg:height="3.5cm" svg:x="19cm" svg:y="9.5cm">
          <draw:text-box>
            <text:p text:style-name="P3"><text:span text:style-name="T1">U</text:span></text:p>
          </draw:text-box>
        </draw:frame>
        <draw:frame draw:style-name="gr18" draw:text-style-name="P4" draw:layer="layout" svg:width="0.75cm" svg:height="3.5cm" svg:x="19.682cm" svg:y="9.817cm">
          <draw:text-box>
            <text:p text:style-name="P3"><text:span text:style-name="T1">L</text:span></text:p>
          </draw:text-box>
        </draw:frame>
        <draw:frame draw:style-name="gr18" draw:text-style-name="P4" draw:layer="layout" svg:width="0.75cm" svg:height="3.5cm" svg:x="15.5cm" svg:y="18.25cm">
          <draw:text-box>
            <text:p text:style-name="P3"><text:span text:style-name="T1">A</text:span></text:p>
          </draw:text-box>
        </draw:frame>
        <draw:frame draw:style-name="gr18" draw:text-style-name="P4" draw:layer="layout" svg:width="0.75cm" svg:height="3.5cm" svg:x="16cm" svg:y="18.75cm">
          <draw:text-box>
            <text:p text:style-name="P3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9.703cm" fo:page-height="21.0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8-25T18:20:46.813738000</dc:date>
    <meta:editing-duration>PT19M54S</meta:editing-duration>
    <meta:editing-cycles>3</meta:editing-cycles>
    <meta:generator>LibreOffice/25.2.4.3$Windows_X86_64 LibreOffice_project/33e196637044ead23f5c3226cde09b47731f7e27</meta:generator>
    <meta:print-date>2025-08-25T18:21:18.605918500</meta:print-date>
    <meta:printed-by>PDF files</meta:printed-by>
    <meta:document-statistic meta:object-count="47"/>
  </office:meta>
</office:document-meta>
</file>